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文泉驿微米黑" svg:font-family="文泉驿微米黑" style:font-pitch="variable"/>
    <style:font-face style:name="文泉驿正黑1" svg:font-family="文泉驿正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2.35cm" fo:min-width="16.7cm"/>
    </style:style>
    <style:style style:name="gr2" style:family="graphic" style:parent-style-name="standard">
      <style:graphic-properties svg:stroke-color="#000000" draw:fill="solid" draw:fill-color="#ffcc99" draw:textarea-horizontal-align="justify" draw:textarea-vertical-align="top" draw:auto-grow-height="false" fo:min-height="5.15cm" fo:min-width="16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cfe7f5" draw:textarea-horizontal-align="justify" draw:textarea-vertical-align="middle" draw:auto-grow-height="false" fo:min-height="2.818cm" fo:min-width="2.768cm"/>
    </style:style>
    <style:style style:name="gr5" style:family="graphic" style:parent-style-name="standard">
      <style:graphic-properties svg:stroke-color="#000000" draw:fill="solid" draw:fill-color="#ffcccc" draw:textarea-horizontal-align="justify" draw:textarea-vertical-align="top" draw:auto-grow-height="false" fo:min-height="5.15cm" fo:min-width="16.7cm"/>
    </style:style>
    <style:style style:name="gr6" style:family="graphic" style:parent-style-name="standard">
      <style:graphic-properties svg:stroke-color="#000000" draw:fill="solid" draw:fill-color="#ccccff" draw:textarea-horizontal-align="justify" draw:textarea-vertical-align="middle" draw:auto-grow-height="false" fo:min-height="2.35cm" fo:min-width="16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文泉驿微米黑" style:font-name-asian="文泉驿微米黑"/>
    </style:style>
    <style:style style:name="P3" style:family="paragraph">
      <style:paragraph-properties fo:text-align="center"/>
      <style:text-properties style:font-name="文泉驿微米黑"/>
    </style:style>
    <style:style style:name="T1" style:family="text">
      <style:text-properties style:font-name="文泉驿微米黑" style:font-name-asian="文泉驿微米黑"/>
    </style:style>
    <style:style style:name="T2" style:family="text">
      <style:text-properties style:font-name="文泉驿微米黑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7.2cm" svg:height="2.6cm" svg:x="2.3cm" svg:y="1.8cm">
          <text:p text:style-name="P1"><text:span text:style-name="T1">CPU</text:span><text:span text:style-name="T1">加电，取指寄存器复位到固定值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7.2cm" svg:height="5.4cm" svg:x="2.3cm" svg:y="6.7cm">
          <text:p text:style-name="P1"><text:span text:style-name="T2">Stage1</text:span><text:span text:style-name="T2">：</text:span><text:span text:style-name="T2">ROM</text:span><text:span text:style-name="T2">或</text:span><text:span text:style-name="T2">FLASH</text:span><text:span text:style-name="T2">（只读或可写容量较小）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5cm" svg:y1="3.1cm" svg:x2="2.3cm" svg:y2="9.4cm" draw:start-shape="id1" draw:start-glue-point="1" draw:end-shape="id2" draw:end-glue-point="3" svg:d="M19500 3100h501v2450h-18202v3850h501" svg:viewBox="0 0 18203 6301">
          <text:p/>
        </draw:connector>
        <draw:custom-shape draw:style-name="gr4" draw:text-style-name="P1" xml:id="id3" draw:id="id3" draw:layer="layout" svg:width="3.6cm" svg:height="3.4cm" svg:x="2.7cm" svg:y="8cm">
          <text:p text:style-name="P1">硬件初始化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3cm" svg:y1="9.7cm" svg:x2="7.001cm" svg:y2="9.701cm" draw:start-shape="id3" draw:start-glue-point="1" draw:end-shape="id4" draw:end-glue-point="3" svg:d="M6300 9700l701 1" svg:viewBox="0 0 702 2">
          <text:p/>
        </draw:connector>
        <draw:custom-shape draw:style-name="gr4" draw:text-style-name="P1" xml:id="id4" draw:id="id4" draw:layer="layout" svg:width="3.6cm" svg:height="3.4cm" svg:x="7.001cm" svg:y="8.001cm">
          <text:p text:style-name="P1">为Stage2</text:p>
          <text:p text:style-name="P1">初始化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3.6cm" svg:height="3.4cm" svg:x="11.301cm" svg:y="8.001cm">
          <text:p text:style-name="P1">载入Stage2</text:p>
          <text:p text:style-name="P1">到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0.601cm" svg:y1="9.701cm" svg:x2="11.301cm" svg:y2="9.701cm" draw:start-shape="id4" draw:start-glue-point="1" draw:end-shape="id5" draw:end-glue-point="3" svg:d="M10601 9701h700" svg:viewBox="0 0 701 1">
          <text:p/>
        </draw:connector>
        <draw:custom-shape draw:style-name="gr4" draw:text-style-name="P1" xml:id="id6" draw:id="id6" draw:layer="layout" svg:width="3.6cm" svg:height="3.4cm" svg:x="15.602cm" svg:y="8.002cm">
          <text:p text:style-name="P1">设置堆栈</text:p>
          <text:p text:style-name="P1">并跳转到</text:p>
          <text:p text:style-name="P1">Stage2入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901cm" svg:y1="9.701cm" svg:x2="15.602cm" svg:y2="9.702cm" draw:start-shape="id5" draw:start-glue-point="1" draw:end-shape="id6" draw:end-glue-point="3" svg:d="M14901 9701l701 1" svg:viewBox="0 0 702 2">
          <text:p/>
        </draw:connector>
        <draw:custom-shape draw:style-name="gr5" draw:text-style-name="P3" xml:id="id7" draw:id="id7" draw:layer="layout" svg:width="17.2cm" svg:height="5.4cm" svg:x="2.3cm" svg:y="13.7cm">
          <text:p text:style-name="P1"><text:span text:style-name="T2">Stage2</text:span><text:span text:style-name="T2">：</text:span><text:span text:style-name="T2">RAM</text:span><text:span text:style-name="T2">（可读写，容量大）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5cm" svg:y1="9.4cm" svg:x2="2.3cm" svg:y2="16.4cm" draw:start-shape="id2" draw:start-glue-point="1" draw:end-shape="id7" draw:end-glue-point="3" svg:d="M19500 9400h501v3500h-18202v3500h501" svg:viewBox="0 0 18203 7001">
          <text:p/>
        </draw:connector>
        <draw:custom-shape draw:style-name="gr4" draw:text-style-name="P1" xml:id="id8" draw:id="id8" draw:layer="layout" svg:width="3.6cm" svg:height="3.4cm" svg:x="2.701cm" svg:y="15.001cm">
          <text:p text:style-name="P1">初始化</text:p>
          <text:p text:style-name="P1">本阶段所需</text:p>
          <text:p text:style-name="P1">硬件设备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9" draw:id="id9" draw:layer="layout" svg:width="3.6cm" svg:height="3.4cm" svg:x="7.002cm" svg:y="15.002cm">
          <text:p text:style-name="P1">载入</text:p>
          <text:p text:style-name="P1">内核和</text:p>
          <text:p text:style-name="P1">根文件系统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301cm" svg:y1="16.701cm" svg:x2="7.002cm" svg:y2="16.702cm" draw:start-shape="id8" draw:start-glue-point="1" draw:end-shape="id9" draw:end-glue-point="3" svg:d="M6301 16701h351v1h350" svg:viewBox="0 0 702 2">
          <text:p/>
        </draw:connector>
        <draw:custom-shape draw:style-name="gr4" draw:text-style-name="P1" xml:id="id10" draw:id="id10" draw:layer="layout" svg:width="3.6cm" svg:height="3.4cm" svg:x="11.303cm" svg:y="15.003cm">
          <text:p text:style-name="P1">为内核设置</text:p>
          <text:p text:style-name="P1">启动参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0.602cm" svg:y1="16.702cm" svg:x2="11.303cm" svg:y2="16.703cm" draw:start-shape="id9" draw:start-glue-point="1" draw:end-shape="id10" draw:end-glue-point="3" svg:d="M10602 16702h351v1h350" svg:viewBox="0 0 702 2">
          <text:p/>
        </draw:connector>
        <draw:custom-shape draw:style-name="gr4" draw:text-style-name="P1" xml:id="id11" draw:id="id11" draw:layer="layout" svg:width="3.6cm" svg:height="3.4cm" svg:x="15.604cm" svg:y="15.004cm">
          <text:p text:style-name="P1">跳转到</text:p>
          <text:p text:style-name="P1">内核入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4.903cm" svg:y1="16.703cm" svg:x2="15.604cm" svg:y2="16.704cm" draw:start-shape="id10" draw:start-glue-point="1" draw:end-shape="id11" draw:end-glue-point="3" svg:d="M14903 16703h351v1h350" svg:viewBox="0 0 702 2">
          <text:p/>
        </draw:connector>
        <draw:custom-shape draw:style-name="gr6" draw:text-style-name="P2" xml:id="id12" draw:id="id12" draw:layer="layout" svg:width="17.2cm" svg:height="2.6cm" svg:x="2.3cm" svg:y="20.8cm">
          <text:p text:style-name="P1"><text:span text:style-name="T1">内核完成各类初始化工作</text:span></text:p>
          <text:p text:style-name="P1"><text:span text:style-name="T1">操作系统启动完成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5cm" svg:y1="16.4cm" svg:x2="2.3cm" svg:y2="22.1cm" draw:start-shape="id7" draw:start-glue-point="1" draw:end-shape="id12" draw:end-glue-point="3" svg:d="M19500 16400h501v3550h-18202v2150h501" svg:viewBox="0 0 18203 5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文泉驿微米黑" svg:font-family="文泉驿微米黑" style:font-pitch="variable"/>
    <style:font-face style:name="文泉驿正黑1" svg:font-family="文泉驿正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0T11:05:21.189592672</meta:creation-date>
    <dc:date>2015-08-10T11:48:49.362812697</dc:date>
    <meta:editing-duration>PT17M44S</meta:editing-duration>
    <meta:editing-cycles>17</meta:editing-cycles>
    <meta:generator>LibreOffice/4.3.3.2$Linux_X86_64 LibreOffice_project/430m0$Build-2</meta:generator>
    <meta:document-statistic meta:object-count="21"/>
  </office:meta>
</office:document-meta>
</file>